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811d4" officeooo:paragraph-rsid="001811d4"/>
    </style:style>
    <style:style style:name="P2" style:family="paragraph" style:parent-style-name="Text_20_body" style:list-style-name="L2">
      <style:text-properties officeooo:rsid="001811d4" officeooo:paragraph-rsid="001811d4"/>
    </style:style>
    <style:style style:name="P3" style:family="paragraph" style:parent-style-name="Text_20_body" style:list-style-name="L3">
      <style:text-properties officeooo:rsid="001811d4" officeooo:paragraph-rsid="001811d4"/>
    </style:style>
    <style:style style:name="P4" style:family="paragraph" style:parent-style-name="Text_20_body">
      <style:text-properties officeooo:rsid="00199b43" officeooo:paragraph-rsid="00199b43"/>
    </style:style>
    <style:style style:name="T1" style:family="text">
      <style:text-properties officeooo:rsid="0018565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nges to make in big refactor:</text:h>
      <text:p text:style-name="P1">There only needs to be 2 sorts of packet, <text:span text:style-name="T1">and they are both json types</text:span>:</text:p>
      <text:list xml:id="list3271811730" text:style-name="L2">
        <text:list-item>
          <text:p text:style-name="P2">Commands go to the server and do something,</text:p>
        </text:list-item>
        <text:list-item>
          <text:p text:style-name="P2">Relays go to another client and do something,</text:p>
        </text:list-item>
      </text:list>
      <text:p text:style-name="P1">There are also two types of relay:</text:p>
      <text:list xml:id="list161212178" text:style-name="L3">
        <text:list-item>
          <text:p text:style-name="P3">Messages (probably just for debugging)</text:p>
        </text:list-item>
        <text:list-item>
          <text:p text:style-name="P3">Shim <text:span text:style-name="T1">current sets</text:span></text:p>
        </text:list-item>
      </text:list>
      <text:p text:style-name="P4">Commands should also be sent in the head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46:24.169992591</meta:creation-date>
    <dc:date>2024-07-16T11:59:50.692750313</dc:date>
    <meta:editing-duration>PT1M45S</meta:editing-duration>
    <meta:editing-cycles>1</meta:editing-cycles>
    <meta:document-statistic meta:table-count="0" meta:image-count="0" meta:object-count="0" meta:page-count="1" meta:paragraph-count="8" meta:word-count="64" meta:character-count="327" meta:non-whitespace-character-count="275"/>
    <meta:generator>LibreOffice/7.3.7.2$Linux_X86_64 LibreOffice_project/30$Build-2</meta:generator>
  </office:meta>
</office:document-meta>
</file>